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 style:display-name="P1"/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text:list-style style:name="L5" style:display-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</text:list-style>
    <style:style style:name="T1" style:family="text" style:display-name="T1">
      <style:text-properties fo:font-style="italic" style:font-style-asian="italic" style:font-style-complex="italic"/>
    </style:style>
    <style:style style:name="T2" style:family="text" style:display-name="T2">
      <style:text-properties fo:font-weight="bold" style:font-weight-asian="bold" style:font-weight-complex="bold"/>
    </style:style>
    <style:style style:name="T5" style:family="text" style:display-name="T5">
      <style:text-properties fo:color="#ff0000" style:font-name="Arial"/>
    </style:style>
  </office:automatic-styles>
  <office:body>
    <office:text>
      <text:h text:outline-level="1">Purpose (Heading 1)</text:h>
      <text:p text:style-name="Text_20_body">The following sections illustrate various possibilities in ODF Text</text:p>
      <text:h text:outline-level="2">A simple series of paragraphs (Heading 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</text:p>
      <text:list text:style-name="L5">
        <text:list-item>
          <text:p text:style-name="P5">work out the content.xml tags</text:p>
        </text:list-item>
        <text:list-item>
          <text:p text:style-name="P5">work styles into the mix</text:p>
        </text:list-item>
        <text:list-item>
          <text:p text:style-name="P5">figure out how to apply what we learned to spreadsheets and presentations</text:p>
        </text:list-item>
      </text:list>
      <text:p>The <text:span text:style-name="T1">URL</text:span> for <text:span text:style-name="T5">Flickr</text:span> is <text:a xlink:type="simple" xlink:href="http://www.flickr.com">http://www.flickr.com</text:a>.  The <text:span text:style-name="T2">API page</text:span> is <text:a xlink:type="simple" xlink:href="http://www.flickr.com/services/api">http://www.flickr.com/services/api</text:a></text:p>
      <text:h text:outline-level="1">A Table (Heading 1)</text:h>
      <table:table table:name="Table 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<text:a xlink:type="simple" xlink:href="http://www.flickr.com">http://www.flickr.com</text:a>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<text:a xlink:type="simple" xlink:href="http://maps.google.com">http://maps.google.com</text:a></text:p>
          </table:table-cell>
        </table:table-row>
      </table:table>
      <text:h text:outline-level="1">Footnotes (Heading 1)</text:h>
      <text:p>This sentence has an accompanying footnote.<text:note text:id="ftn0" text:note-class="footnote"><text:note-citation>1</text:note-citation><text:note-body><text:p text:style-name="Footnote">You are reading a footnote.</text:p></text:note-body></text:note><text:s text:c="2"/>Where does the text after a footnote go?</text:p>
      <text:h text:outline-level="1">An Image</text:h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 style:display-name="Standard" style:class="text"/>
    <style:style style:name="Text_20_body" style:family="paragraph" style:parent-style-name="Standard" style:display-name="Text body" style:class="text">
      <style:paragraph-properties fo:margin-top="0in" fo:margin-bottom="0.0835i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</meta:generator>
  </office:meta>
</office:document-meta>
</file>